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3pt" fo:font-weight="bold"/>
    </style:style>
    <style:style style:name="P2" style:family="paragraph" style:parent-style-name="Standard">
      <style:text-properties style:font-name="Verdana" fo:font-size="13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ra portal</text:p>
      <text:p text:style-name="P1"/>
      <text:p text:style-name="P1">bpms</text:p>
      <text:p text:style-name="P1"/>
      <text:p text:style-name="P1">alternativa al estandar</text:p>
      <text:p text:style-name="P1"/>
      <text:p text:style-name="P1"/>
      <text:p text:style-name="P1"/>
      <text:p text:style-name="P1">programacio de matrius</text:p>
      <text:p text:style-name="P1">multiplicar matrices</text:p>
      <text:p text:style-name="P1">A * B = C</text:p>
      <text:p text:style-name="P1">2 filas 4 colu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53S</meta:editing-duration>
    <meta:editing-cycles>4</meta:editing-cycles>
    <meta:generator>OpenOffice/4.1.5$Win32 OpenOffice.org_project/415m1$Build-9789</meta:generator>
    <dc:date>2019-10-01T16:18:34.64</dc:date>
    <dc:creator>dani pepe</dc:creator>
    <meta:document-statistic meta:table-count="0" meta:image-count="0" meta:object-count="0" meta:page-count="1" meta:paragraph-count="7" meta:word-count="20" meta:character-count="104"/>
    <meta:user-defined meta:name="Info 1"/>
    <meta:user-defined meta:name="Info 2"/>
    <meta:user-defined meta:name="Info 3"/>
    <meta:user-defined meta:name="Info 4"/>
  </office:meta>
</office:document-meta>
</file>